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text-properties officeooo:paragraph-rsid="000dfa76"/>
    </style:style>
    <style:style style:name="P3" style:family="paragraph" style:parent-style-name="Text_20_body">
      <style:text-properties fo:font-weight="bold" officeooo:rsid="00101558" officeooo:paragraph-rsid="00101558" style:font-weight-asian="bold" style:font-weight-complex="bold"/>
    </style:style>
    <style:style style:name="P4" style:family="paragraph" style:parent-style-name="Text_20_body">
      <style:text-properties fo:font-style="normal" fo:font-weight="normal" officeooo:rsid="00152fd6" officeooo:paragraph-rsid="003e6c76" style:font-style-asian="normal" style:font-weight-asian="normal" style:font-style-complex="normal" style:font-weight-complex="normal"/>
    </style:style>
    <style:style style:name="P5" style:family="paragraph" style:parent-style-name="Text_20_body">
      <style:text-properties fo:font-style="normal" fo:font-weight="normal" officeooo:rsid="00152fd6" officeooo:paragraph-rsid="00136130" style:font-style-asian="normal" style:font-weight-asian="normal" style:font-style-complex="normal" style:font-weight-complex="normal"/>
    </style:style>
    <style:style style:name="P6" style:family="paragraph" style:parent-style-name="Text_20_body">
      <style:text-properties fo:font-style="normal" fo:font-weight="normal" officeooo:rsid="0022603b" officeooo:paragraph-rsid="003e6c76" style:font-style-asian="normal" style:font-weight-asian="normal" style:font-style-complex="normal" style:font-weight-complex="normal"/>
    </style:style>
    <style:style style:name="P7" style:family="paragraph" style:parent-style-name="Text_20_body">
      <style:text-properties fo:font-style="normal" fo:font-weight="normal" officeooo:rsid="00101558" officeooo:paragraph-rsid="0026a91c" style:font-style-asian="normal" style:font-weight-asian="normal" style:font-style-complex="normal" style:font-weight-complex="normal"/>
    </style:style>
    <style:style style:name="P8" style:family="paragraph" style:parent-style-name="Text_20_body">
      <style:text-properties fo:font-style="normal" fo:font-weight="normal" officeooo:rsid="00136130" officeooo:paragraph-rsid="0026a91c" style:font-style-asian="normal" style:font-weight-asian="normal" style:font-style-complex="normal" style:font-weight-complex="normal"/>
    </style:style>
    <style:style style:name="P9" style:family="paragraph" style:parent-style-name="Text_20_body">
      <style:text-properties fo:font-style="normal" fo:font-weight="bold" officeooo:rsid="00152fd6" officeooo:paragraph-rsid="003e6c76" style:font-style-asian="normal" style:font-weight-asian="bold" style:font-style-complex="normal" style:font-weight-complex="bold"/>
    </style:style>
    <style:style style:name="P10" style:family="paragraph" style:parent-style-name="Text_20_body">
      <style:text-properties officeooo:paragraph-rsid="001b4620"/>
    </style:style>
    <style:style style:name="P11" style:family="paragraph" style:parent-style-name="Text_20_body">
      <style:text-properties fo:font-weight="normal" officeooo:rsid="00101558" officeooo:paragraph-rsid="0026a91c" style:font-weight-asian="normal" style:font-weight-complex="normal"/>
    </style:style>
    <style:style style:name="P12" style:family="paragraph" style:parent-style-name="Text_20_body">
      <style:text-properties fo:font-weight="normal" officeooo:rsid="0028d9fe" officeooo:paragraph-rsid="0028d9fe" style:font-weight-asian="normal" style:font-weight-complex="normal"/>
    </style:style>
    <style:style style:name="P13" style:family="paragraph" style:parent-style-name="Text_20_body">
      <style:text-properties fo:font-weight="normal" officeooo:rsid="002f0356" officeooo:paragraph-rsid="002f0356" style:font-weight-asian="normal" style:font-weight-complex="normal"/>
    </style:style>
    <style:style style:name="P14" style:family="paragraph" style:parent-style-name="Text_20_body">
      <style:text-properties fo:font-weight="normal" officeooo:rsid="00278d26" officeooo:paragraph-rsid="0048adc0" style:font-weight-asian="normal" style:font-weight-complex="normal"/>
    </style:style>
    <style:style style:name="P15" style:family="paragraph" style:parent-style-name="Text_20_body">
      <style:text-properties fo:font-weight="normal" officeooo:rsid="00278d26" officeooo:paragraph-rsid="00cdeed0" style:font-weight-asian="normal" style:font-weight-complex="normal"/>
    </style:style>
    <style:style style:name="P16" style:family="paragraph" style:parent-style-name="Text_20_body">
      <style:text-properties fo:font-weight="normal" officeooo:rsid="00729cdb" officeooo:paragraph-rsid="0097b76f" style:font-weight-asian="normal" style:font-weight-complex="normal"/>
    </style:style>
    <style:style style:name="P17" style:family="paragraph" style:parent-style-name="Text_20_body">
      <style:text-properties officeooo:rsid="003496b3" officeooo:paragraph-rsid="003496b3"/>
    </style:style>
    <style:style style:name="P18" style:family="paragraph" style:parent-style-name="Text_20_body">
      <style:text-properties officeooo:paragraph-rsid="003e6c76"/>
    </style:style>
    <style:style style:name="P19" style:family="paragraph" style:parent-style-name="Text_20_body">
      <style:text-properties officeooo:rsid="00464ad0" officeooo:paragraph-rsid="00464ad0"/>
    </style:style>
    <style:style style:name="P20" style:family="paragraph" style:parent-style-name="Text_20_body">
      <style:text-properties officeooo:paragraph-rsid="00776033"/>
    </style:style>
    <style:style style:name="P21" style:family="paragraph" style:parent-style-name="Text_20_body">
      <style:text-properties officeooo:paragraph-rsid="007c6266"/>
    </style:style>
    <style:style style:name="P22" style:family="paragraph" style:parent-style-name="Text_20_body">
      <style:text-properties officeooo:rsid="007e8ae2" officeooo:paragraph-rsid="007e8ae2"/>
    </style:style>
    <style:style style:name="P23" style:family="paragraph" style:parent-style-name="Text_20_body">
      <style:text-properties officeooo:rsid="008143b3" officeooo:paragraph-rsid="0097b76f"/>
    </style:style>
    <style:style style:name="P24" style:family="paragraph" style:parent-style-name="Text_20_body">
      <style:text-properties officeooo:paragraph-rsid="0097b76f"/>
    </style:style>
    <style:style style:name="P25" style:family="paragraph" style:parent-style-name="Text_20_body">
      <style:text-properties officeooo:paragraph-rsid="009cbdc5"/>
    </style:style>
    <style:style style:name="P26" style:family="paragraph" style:parent-style-name="Text_20_body">
      <style:text-properties officeooo:rsid="009cbdc5" officeooo:paragraph-rsid="009cbdc5"/>
    </style:style>
    <style:style style:name="P27" style:family="paragraph" style:parent-style-name="Text_20_body">
      <style:text-properties officeooo:paragraph-rsid="00b294e5"/>
    </style:style>
    <style:style style:name="P28" style:family="paragraph" style:parent-style-name="Text_20_body">
      <style:text-properties officeooo:paragraph-rsid="00c75ad0"/>
    </style:style>
    <style:style style:name="P29" style:family="paragraph" style:parent-style-name="Text_20_body">
      <style:text-properties officeooo:rsid="001ac2c2" officeooo:paragraph-rsid="001b4620"/>
    </style:style>
    <style:style style:name="P30" style:family="paragraph" style:parent-style-name="Heading_20_2">
      <style:text-properties officeooo:rsid="000dfa76"/>
    </style:style>
    <style:style style:name="P31" style:family="paragraph" style:parent-style-name="Heading_20_1">
      <style:text-properties officeooo:paragraph-rsid="003e6c76"/>
    </style:style>
    <style:style style:name="P32" style:family="paragraph" style:parent-style-name="Text_20_body" style:list-style-name="L1">
      <style:text-properties officeooo:paragraph-rsid="002f0356"/>
    </style:style>
    <style:style style:name="P33" style:family="paragraph" style:parent-style-name="Text_20_body" style:list-style-name="L1">
      <style:text-properties fo:font-style="normal" fo:font-weight="normal" officeooo:rsid="002f0356" officeooo:paragraph-rsid="002f0356" style:font-style-asian="normal" style:font-weight-asian="normal" style:font-style-complex="normal" style:font-weight-complex="normal"/>
    </style:style>
    <style:style style:name="P34" style:family="paragraph" style:parent-style-name="Text_20_body" style:list-style-name="L1">
      <style:text-properties fo:font-style="normal" fo:font-weight="normal" officeooo:rsid="003491de" officeooo:paragraph-rsid="003491de" style:font-style-asian="normal" style:font-weight-asian="normal" style:font-style-complex="normal" style:font-weight-complex="normal"/>
    </style:style>
    <style:style style:name="P35" style:family="paragraph" style:parent-style-name="Text_20_body" style:list-style-name="L1">
      <style:text-properties officeooo:rsid="00334ca5" officeooo:paragraph-rsid="00334ca5"/>
    </style:style>
    <style:style style:name="T1" style:family="text">
      <style:text-properties officeooo:rsid="000dfa76"/>
    </style:style>
    <style:style style:name="T2" style:family="text">
      <style:text-properties fo:font-style="italic" style:font-style-asian="italic" style:font-style-complex="italic"/>
    </style:style>
    <style:style style:name="T3" style:family="text">
      <style:text-properties fo:font-style="italic" officeooo:rsid="00241956" style:font-style-asian="italic" style:font-style-complex="italic"/>
    </style:style>
    <style:style style:name="T4" style:family="text">
      <style:text-properties fo:font-style="italic" officeooo:rsid="006c820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fa76" style:font-style-asian="normal" style:font-style-complex="normal"/>
    </style:style>
    <style:style style:name="T7" style:family="text">
      <style:text-properties fo:font-style="normal" officeooo:rsid="00136130" style:font-style-asian="normal" style:font-style-complex="normal"/>
    </style:style>
    <style:style style:name="T8" style:family="text">
      <style:text-properties fo:font-style="normal" officeooo:rsid="00288fd9" style:font-style-asian="normal" style:font-style-complex="normal"/>
    </style:style>
    <style:style style:name="T9" style:family="text">
      <style:text-properties fo:font-style="normal" officeooo:rsid="0028d9fe" style:font-style-asian="normal" style:font-style-complex="normal"/>
    </style:style>
    <style:style style:name="T10" style:family="text">
      <style:text-properties fo:font-style="normal" officeooo:rsid="002a3dd7" style:font-style-asian="normal" style:font-style-complex="normal"/>
    </style:style>
    <style:style style:name="T11" style:family="text">
      <style:text-properties fo:font-style="normal" officeooo:rsid="002ba9a6" style:font-style-asian="normal" style:font-style-complex="normal"/>
    </style:style>
    <style:style style:name="T12" style:family="text">
      <style:text-properties fo:font-style="normal" officeooo:rsid="002d69a5" style:font-style-asian="normal" style:font-style-complex="normal"/>
    </style:style>
    <style:style style:name="T13" style:family="text">
      <style:text-properties fo:font-style="normal" officeooo:rsid="00334ca5" style:font-style-asian="normal" style:font-style-complex="normal"/>
    </style:style>
    <style:style style:name="T14" style:family="text">
      <style:text-properties fo:font-style="normal" officeooo:rsid="003491de" style:font-style-asian="normal" style:font-style-complex="normal"/>
    </style:style>
    <style:style style:name="T15" style:family="text">
      <style:text-properties fo:font-style="normal" officeooo:rsid="00278d26" style:font-style-asian="normal" style:font-style-complex="normal"/>
    </style:style>
    <style:style style:name="T16" style:family="text">
      <style:text-properties fo:font-style="normal" officeooo:rsid="00280a45" style:font-style-asian="normal" style:font-style-complex="normal"/>
    </style:style>
    <style:style style:name="T17" style:family="text">
      <style:text-properties fo:font-style="normal" officeooo:rsid="0055b7b7" style:font-style-asian="normal" style:font-style-complex="normal"/>
    </style:style>
    <style:style style:name="T18" style:family="text">
      <style:text-properties fo:font-style="normal" officeooo:rsid="0057bdfd" style:font-style-asian="normal" style:font-style-complex="normal"/>
    </style:style>
    <style:style style:name="T19" style:family="text">
      <style:text-properties fo:font-style="normal" officeooo:rsid="0059cbe2" style:font-style-asian="normal" style:font-style-complex="normal"/>
    </style:style>
    <style:style style:name="T20" style:family="text">
      <style:text-properties fo:font-style="normal" officeooo:rsid="005d5a44" style:font-style-asian="normal" style:font-style-complex="normal"/>
    </style:style>
    <style:style style:name="T21" style:family="text">
      <style:text-properties fo:font-style="normal" officeooo:rsid="006c820f" style:font-style-asian="normal" style:font-style-complex="normal"/>
    </style:style>
    <style:style style:name="T22" style:family="text">
      <style:text-properties fo:font-style="normal" officeooo:rsid="007a3a8e" style:font-style-asian="normal" style:font-style-complex="normal"/>
    </style:style>
    <style:style style:name="T23" style:family="text">
      <style:text-properties fo:font-style="normal" officeooo:rsid="00bab4d7" style:font-style-asian="normal" style:font-style-complex="normal"/>
    </style:style>
    <style:style style:name="T24" style:family="text">
      <style:text-properties fo:font-style="normal" officeooo:rsid="00bc4780"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28d9fe" style:font-style-asian="normal" style:font-weight-asian="bold" style:font-style-complex="normal" style:font-weight-complex="bold"/>
    </style:style>
    <style:style style:name="T27" style:family="text">
      <style:text-properties fo:font-style="normal" fo:font-weight="bold" officeooo:rsid="002a3dd7" style:font-style-asian="normal" style:font-weight-asian="bold" style:font-style-complex="normal" style:font-weight-complex="bold"/>
    </style:style>
    <style:style style:name="T28" style:family="text">
      <style:text-properties fo:font-style="normal" fo:font-weight="bold" officeooo:rsid="002f0356" style:font-style-asian="normal" style:font-weight-asian="bold" style:font-style-complex="normal" style:font-weight-complex="bold"/>
    </style:style>
    <style:style style:name="T29" style:family="text">
      <style:text-properties fo:font-style="normal" fo:font-weight="bold" officeooo:rsid="002fbd97" style:font-style-asian="normal" style:font-weight-asian="bold" style:font-style-complex="normal" style:font-weight-complex="bold"/>
    </style:style>
    <style:style style:name="T30" style:family="text">
      <style:text-properties fo:font-style="normal" fo:font-weight="bold" officeooo:rsid="0030bc0c"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f0356" style:font-style-asian="normal" style:font-weight-asian="normal" style:font-style-complex="normal" style:font-weight-complex="normal"/>
    </style:style>
    <style:style style:name="T33" style:family="text">
      <style:text-properties fo:font-style="normal" fo:font-weight="normal" officeooo:rsid="002fbd97" style:font-style-asian="normal" style:font-weight-asian="normal" style:font-style-complex="normal" style:font-weight-complex="normal"/>
    </style:style>
    <style:style style:name="T34" style:family="text">
      <style:text-properties fo:font-style="normal" fo:font-weight="normal" officeooo:rsid="003491de" style:font-style-asian="normal" style:font-weight-asian="normal" style:font-style-complex="normal" style:font-weight-complex="normal"/>
    </style:style>
    <style:style style:name="T35" style:family="text">
      <style:text-properties fo:font-style="normal" fo:font-weight="normal" officeooo:rsid="003524ba" style:font-style-asian="normal" style:font-weight-asian="normal" style:font-style-complex="normal" style:font-weight-complex="normal"/>
    </style:style>
    <style:style style:name="T36" style:family="text">
      <style:text-properties fo:font-style="normal" fo:font-weight="normal" officeooo:rsid="0036d6ed" style:font-style-asian="normal" style:font-weight-asian="normal" style:font-style-complex="normal" style:font-weight-complex="normal"/>
    </style:style>
    <style:style style:name="T37" style:family="text">
      <style:text-properties fo:font-style="normal" fo:font-weight="normal" officeooo:rsid="0037e22c" style:font-style-asian="normal" style:font-weight-asian="normal" style:font-style-complex="normal" style:font-weight-complex="normal"/>
    </style:style>
    <style:style style:name="T38" style:family="text">
      <style:text-properties fo:font-style="normal" fo:font-weight="normal" officeooo:rsid="0039bca8" style:font-style-asian="normal" style:font-weight-asian="normal" style:font-style-complex="normal" style:font-weight-complex="normal"/>
    </style:style>
    <style:style style:name="T39" style:family="text">
      <style:text-properties fo:font-style="normal" fo:font-weight="normal" officeooo:rsid="003b0441" style:font-style-asian="normal" style:font-weight-asian="normal" style:font-style-complex="normal" style:font-weight-complex="normal"/>
    </style:style>
    <style:style style:name="T40" style:family="text">
      <style:text-properties fo:font-style="normal" fo:font-weight="normal" officeooo:rsid="003b3cc8" style:font-style-asian="normal" style:font-weight-asian="normal" style:font-style-complex="normal" style:font-weight-complex="normal"/>
    </style:style>
    <style:style style:name="T41" style:family="text">
      <style:text-properties fo:font-style="normal" fo:font-weight="normal" officeooo:rsid="003d1c3c" style:font-style-asian="normal" style:font-weight-asian="normal" style:font-style-complex="normal" style:font-weight-complex="normal"/>
    </style:style>
    <style:style style:name="T42" style:family="text">
      <style:text-properties fo:font-style="normal" fo:font-weight="normal" officeooo:rsid="003df245" style:font-style-asian="normal" style:font-weight-asian="normal" style:font-style-complex="normal" style:font-weight-complex="normal"/>
    </style:style>
    <style:style style:name="T43" style:family="text">
      <style:text-properties fo:font-style="normal" fo:font-weight="normal" officeooo:rsid="00bd6a58" style:font-style-asian="normal" style:font-weight-asian="normal" style:font-style-complex="normal" style:font-weight-complex="normal"/>
    </style:style>
    <style:style style:name="T44" style:family="text">
      <style:text-properties fo:font-style="normal" fo:font-weight="normal" officeooo:rsid="00c0f953" style:font-style-asian="normal" style:font-weight-asian="normal" style:font-style-complex="normal" style:font-weight-complex="normal"/>
    </style:style>
    <style:style style:name="T45" style:family="text">
      <style:text-properties fo:font-style="normal" fo:font-weight="normal" officeooo:rsid="00c29a91" style:font-style-asian="normal" style:font-weight-asian="normal" style:font-style-complex="normal" style:font-weight-complex="normal"/>
    </style:style>
    <style:style style:name="T46" style:family="text">
      <style:text-properties fo:font-style="normal" fo:font-weight="normal" officeooo:rsid="00c512ae" style:font-style-asian="normal" style:font-weight-asian="normal" style:font-style-complex="normal" style:font-weight-complex="normal"/>
    </style:style>
    <style:style style:name="T47" style:family="text">
      <style:text-properties officeooo:rsid="00101558"/>
    </style:style>
    <style:style style:name="T48" style:family="text">
      <style:text-properties officeooo:rsid="001155c3"/>
    </style:style>
    <style:style style:name="T49" style:family="text">
      <style:text-properties officeooo:rsid="00136130"/>
    </style:style>
    <style:style style:name="T50" style:family="text">
      <style:text-properties officeooo:rsid="00152fd6"/>
    </style:style>
    <style:style style:name="T51" style:family="text">
      <style:text-properties officeooo:rsid="001ac2c2"/>
    </style:style>
    <style:style style:name="T52" style:family="text">
      <style:text-properties fo:font-weight="bold" style:font-weight-asian="bold" style:font-weight-complex="bold"/>
    </style:style>
    <style:style style:name="T53" style:family="text">
      <style:text-properties fo:font-weight="bold" officeooo:rsid="001ac2c2" style:font-weight-asian="bold" style:font-weight-complex="bold"/>
    </style:style>
    <style:style style:name="T54" style:family="text">
      <style:text-properties fo:font-weight="bold" officeooo:rsid="00251acb" style:font-weight-asian="bold" style:font-weight-complex="bold"/>
    </style:style>
    <style:style style:name="T55" style:family="text">
      <style:text-properties fo:font-weight="bold" officeooo:rsid="0025b56c" style:font-weight-asian="bold" style:font-weight-complex="bold"/>
    </style:style>
    <style:style style:name="T56" style:family="text">
      <style:text-properties fo:font-weight="bold" officeooo:rsid="0054d443" style:font-weight-asian="bold" style:font-weight-complex="bold"/>
    </style:style>
    <style:style style:name="T57" style:family="text">
      <style:text-properties fo:font-weight="bold" officeooo:rsid="005661c3" style:font-weight-asian="bold" style:font-weight-complex="bold"/>
    </style:style>
    <style:style style:name="T58" style:family="text">
      <style:text-properties fo:font-weight="bold" officeooo:rsid="0056bc6d" style:font-weight-asian="bold" style:font-weight-complex="bold"/>
    </style:style>
    <style:style style:name="T59" style:family="text">
      <style:text-properties fo:font-weight="bold" officeooo:rsid="005eabbd" style:font-weight-asian="bold" style:font-weight-complex="bold"/>
    </style:style>
    <style:style style:name="T60" style:family="text">
      <style:text-properties fo:font-weight="bold" officeooo:rsid="00902baf" style:font-weight-asian="bold" style:font-weight-complex="bold"/>
    </style:style>
    <style:style style:name="T61" style:family="text">
      <style:text-properties fo:font-weight="bold" officeooo:rsid="0093f5eb" style:font-weight-asian="bold" style:font-weight-complex="bold"/>
    </style:style>
    <style:style style:name="T62" style:family="text">
      <style:text-properties fo:font-weight="bold" officeooo:rsid="00b7d3d5" style:font-weight-asian="bold" style:font-weight-complex="bold"/>
    </style:style>
    <style:style style:name="T63" style:family="text">
      <style:text-properties fo:font-weight="normal" style:font-weight-asian="normal" style:font-weight-complex="normal"/>
    </style:style>
    <style:style style:name="T64" style:family="text">
      <style:text-properties fo:font-weight="normal" officeooo:rsid="001ac2c2" style:font-weight-asian="normal" style:font-weight-complex="normal"/>
    </style:style>
    <style:style style:name="T65" style:family="text">
      <style:text-properties fo:font-weight="normal" officeooo:rsid="0025b56c" style:font-weight-asian="normal" style:font-weight-complex="normal"/>
    </style:style>
    <style:style style:name="T66" style:family="text">
      <style:text-properties fo:font-weight="normal" officeooo:rsid="0026ca49" style:font-weight-asian="normal" style:font-weight-complex="normal"/>
    </style:style>
    <style:style style:name="T67" style:family="text">
      <style:text-properties fo:font-weight="normal" officeooo:rsid="0041574f" style:font-weight-asian="normal" style:font-weight-complex="normal"/>
    </style:style>
    <style:style style:name="T68" style:family="text">
      <style:text-properties fo:font-weight="normal" officeooo:rsid="004333f6" style:font-weight-asian="normal" style:font-weight-complex="normal"/>
    </style:style>
    <style:style style:name="T69" style:family="text">
      <style:text-properties fo:font-weight="normal" officeooo:rsid="00438372" style:font-weight-asian="normal" style:font-weight-complex="normal"/>
    </style:style>
    <style:style style:name="T70" style:family="text">
      <style:text-properties fo:font-weight="normal" officeooo:rsid="00446ce2" style:font-weight-asian="normal" style:font-weight-complex="normal"/>
    </style:style>
    <style:style style:name="T71" style:family="text">
      <style:text-properties fo:font-weight="normal" officeooo:rsid="00447e48" style:font-weight-asian="normal" style:font-weight-complex="normal"/>
    </style:style>
    <style:style style:name="T72" style:family="text">
      <style:text-properties fo:font-weight="normal" officeooo:rsid="00278d26" style:font-weight-asian="normal" style:font-weight-complex="normal"/>
    </style:style>
    <style:style style:name="T73" style:family="text">
      <style:text-properties fo:font-weight="normal" officeooo:rsid="0047e07f" style:font-weight-asian="normal" style:font-weight-complex="normal"/>
    </style:style>
    <style:style style:name="T74" style:family="text">
      <style:text-properties fo:font-weight="normal" officeooo:rsid="0048042c" style:font-weight-asian="normal" style:font-weight-complex="normal"/>
    </style:style>
    <style:style style:name="T75" style:family="text">
      <style:text-properties fo:font-weight="normal" officeooo:rsid="005661c3" style:font-weight-asian="normal" style:font-weight-complex="normal"/>
    </style:style>
    <style:style style:name="T76" style:family="text">
      <style:text-properties fo:font-weight="normal" officeooo:rsid="0056bc6d" style:font-weight-asian="normal" style:font-weight-complex="normal"/>
    </style:style>
    <style:style style:name="T77" style:family="text">
      <style:text-properties fo:font-weight="normal" officeooo:rsid="005fd7a4" style:font-weight-asian="normal" style:font-weight-complex="normal"/>
    </style:style>
    <style:style style:name="T78" style:family="text">
      <style:text-properties fo:font-weight="normal" officeooo:rsid="00614054" style:font-weight-asian="normal" style:font-weight-complex="normal"/>
    </style:style>
    <style:style style:name="T79" style:family="text">
      <style:text-properties fo:font-weight="normal" officeooo:rsid="0066a169" style:font-weight-asian="normal" style:font-weight-complex="normal"/>
    </style:style>
    <style:style style:name="T80" style:family="text">
      <style:text-properties fo:font-weight="normal" officeooo:rsid="00729cdb" style:font-weight-asian="normal" style:font-weight-complex="normal"/>
    </style:style>
    <style:style style:name="T81" style:family="text">
      <style:text-properties fo:font-weight="normal" officeooo:rsid="00776033" style:font-weight-asian="normal" style:font-weight-complex="normal"/>
    </style:style>
    <style:style style:name="T82" style:family="text">
      <style:text-properties fo:font-weight="normal" officeooo:rsid="008e356c" style:font-weight-asian="normal" style:font-weight-complex="normal"/>
    </style:style>
    <style:style style:name="T83" style:family="text">
      <style:text-properties fo:font-weight="normal" officeooo:rsid="00945fee" style:font-weight-asian="normal" style:font-weight-complex="normal"/>
    </style:style>
    <style:style style:name="T84" style:family="text">
      <style:text-properties fo:font-weight="normal" officeooo:rsid="0097b76f" style:font-weight-asian="normal" style:font-weight-complex="normal"/>
    </style:style>
    <style:style style:name="T85" style:family="text">
      <style:text-properties fo:font-weight="normal" officeooo:rsid="007e8ae2" style:font-weight-asian="normal" style:font-weight-complex="normal"/>
    </style:style>
    <style:style style:name="T86" style:family="text">
      <style:text-properties fo:font-weight="normal" officeooo:rsid="0080495b" style:font-weight-asian="normal" style:font-weight-complex="normal"/>
    </style:style>
    <style:style style:name="T87" style:family="text">
      <style:text-properties fo:font-weight="normal" officeooo:rsid="0098a889" style:font-weight-asian="normal" style:font-weight-complex="normal"/>
    </style:style>
    <style:style style:name="T88" style:family="text">
      <style:text-properties fo:font-weight="normal" officeooo:rsid="009a89b7" style:font-weight-asian="normal" style:font-weight-complex="normal"/>
    </style:style>
    <style:style style:name="T89" style:family="text">
      <style:text-properties fo:font-weight="normal" officeooo:rsid="009cbdc5" style:font-weight-asian="normal" style:font-weight-complex="normal"/>
    </style:style>
    <style:style style:name="T90" style:family="text">
      <style:text-properties fo:font-weight="normal" officeooo:rsid="00cc16b1" style:font-weight-asian="normal" style:font-weight-complex="normal"/>
    </style:style>
    <style:style style:name="T91" style:family="text">
      <style:text-properties fo:font-weight="normal" officeooo:rsid="00d0676f" style:font-weight-asian="normal" style:font-weight-complex="normal"/>
    </style:style>
    <style:style style:name="T92" style:family="text">
      <style:text-properties fo:font-weight="normal" officeooo:rsid="00d20de5" style:font-weight-asian="normal" style:font-weight-complex="normal"/>
    </style:style>
    <style:style style:name="T93" style:family="text">
      <style:text-properties fo:font-weight="normal" officeooo:rsid="00d2751f" style:font-weight-asian="normal" style:font-weight-complex="normal"/>
    </style:style>
    <style:style style:name="T94" style:family="text">
      <style:text-properties officeooo:rsid="00205313"/>
    </style:style>
    <style:style style:name="T95" style:family="text">
      <style:text-properties officeooo:rsid="0022fade"/>
    </style:style>
    <style:style style:name="T96" style:family="text">
      <style:text-properties officeooo:rsid="00251acb"/>
    </style:style>
    <style:style style:name="T97" style:family="text">
      <style:text-properties officeooo:rsid="0026a91c"/>
    </style:style>
    <style:style style:name="T98" style:family="text">
      <style:text-properties officeooo:rsid="00241956"/>
    </style:style>
    <style:style style:name="T99" style:family="text">
      <style:text-properties officeooo:rsid="00278d26"/>
    </style:style>
    <style:style style:name="T100" style:family="text">
      <style:text-properties officeooo:rsid="00406cea"/>
    </style:style>
    <style:style style:name="T101" style:family="text">
      <style:text-properties officeooo:rsid="0040bf1c"/>
    </style:style>
    <style:style style:name="T102" style:family="text">
      <style:text-properties officeooo:rsid="00497f64"/>
    </style:style>
    <style:style style:name="T103" style:family="text">
      <style:text-properties officeooo:rsid="004988a4"/>
    </style:style>
    <style:style style:name="T104" style:family="text">
      <style:text-properties officeooo:rsid="004db3cf"/>
    </style:style>
    <style:style style:name="T105" style:family="text">
      <style:text-properties officeooo:rsid="004facf0"/>
    </style:style>
    <style:style style:name="T106" style:family="text">
      <style:text-properties officeooo:rsid="004fae1e"/>
    </style:style>
    <style:style style:name="T107" style:family="text">
      <style:text-properties officeooo:rsid="0051720a"/>
    </style:style>
    <style:style style:name="T108" style:family="text">
      <style:text-properties officeooo:rsid="0051a49f"/>
    </style:style>
    <style:style style:name="T109" style:family="text">
      <style:text-properties officeooo:rsid="00526b17"/>
    </style:style>
    <style:style style:name="T110" style:family="text">
      <style:text-properties officeooo:rsid="005661c3"/>
    </style:style>
    <style:style style:name="T111" style:family="text">
      <style:text-properties officeooo:rsid="0056bc6d"/>
    </style:style>
    <style:style style:name="T112" style:family="text">
      <style:text-properties officeooo:rsid="005999fb"/>
    </style:style>
    <style:style style:name="T113" style:family="text">
      <style:text-properties officeooo:rsid="005eabbd"/>
    </style:style>
    <style:style style:name="T114" style:family="text">
      <style:text-properties officeooo:rsid="0063150a"/>
    </style:style>
    <style:style style:name="T115" style:family="text">
      <style:text-properties officeooo:rsid="0063a20e"/>
    </style:style>
    <style:style style:name="T116" style:family="text">
      <style:text-properties officeooo:rsid="0069ab65"/>
    </style:style>
    <style:style style:name="T117" style:family="text">
      <style:text-properties officeooo:rsid="006a8d22"/>
    </style:style>
    <style:style style:name="T118" style:family="text">
      <style:text-properties officeooo:rsid="006b32d6"/>
    </style:style>
    <style:style style:name="T119" style:family="text">
      <style:text-properties officeooo:rsid="007c6266"/>
    </style:style>
    <style:style style:name="T120" style:family="text">
      <style:text-properties officeooo:rsid="0081ef0e"/>
    </style:style>
    <style:style style:name="T121" style:family="text">
      <style:text-properties officeooo:rsid="00855a1a"/>
    </style:style>
    <style:style style:name="T122" style:family="text">
      <style:text-properties officeooo:rsid="0088c5e8"/>
    </style:style>
    <style:style style:name="T123" style:family="text">
      <style:text-properties officeooo:rsid="008ad5c1"/>
    </style:style>
    <style:style style:name="T124" style:family="text">
      <style:text-properties officeooo:rsid="008e396a"/>
    </style:style>
    <style:style style:name="T125" style:family="text">
      <style:text-properties officeooo:rsid="009e0546"/>
    </style:style>
    <style:style style:name="T126" style:family="text">
      <style:text-properties officeooo:rsid="00a6f0da"/>
    </style:style>
    <style:style style:name="T127" style:family="text">
      <style:text-properties officeooo:rsid="00b77246"/>
    </style:style>
    <style:style style:name="T128" style:family="text">
      <style:text-properties officeooo:rsid="00cdeed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lo-post-page-navbar-upsell-button">
        <text:p text:style-name="Standard"><text:a xlink:type="simple" xlink:href="https://medium.com/membership?source=upgrade_membership---nav_full------------------------" text:style-name="Internet_20_link" text:visited-style-name="Visited_20_Internet_20_Link">Become a member</text:a></text:p>
      </text:section>
      <text:section text:style-name="Sect1" text:name="lo-post-page-navbar-sign-in-link">
        <text:p text:style-name="Standard"><text:a xlink:type="simple" xlink:href="https://medium.com/m/signin?operation=login&amp;redirect=https%3A%2F%2Fmedium.com%2F%40lewington%2Fimplementation-of-high-resolution-multi-scale-neural-texture-synthesis-df119f9a8211&amp;source=post_page-----df119f9a8211---------------------nav_reg-" text:style-name="Internet_20_link" text:visited-style-name="Visited_20_Internet_20_Link">Sign in</text:a></text:p>
      </text:section>
      <text:section text:style-name="Sect1" text:name="lo-post-page-navbar-get-started-button">
        <text:p text:style-name="Standard"/>
      </text:section>
      <text:section text:style-name="Sect1" text:name="b0b9">
        <text:h text:style-name="Heading_20_1" text:outline-level="1">Implementation of High-Resolution Multi-Scale Neural Texture Synthesis</text:h>
      </text:section>
      <text:section text:style-name="Sect1" text:name="ebfc">
        <text:h text:style-name="Heading_20_2" text:outline-level="2"><text:span text:style-name="Emphasis">A summary implementation of </text:span><text:a xlink:type="simple" xlink:href="https://wxs.ca/" office:target-frame-name="_blank" xlink:show="new" text:style-name="Internet_20_link" text:visited-style-name="Visited_20_Internet_20_Link"><text:span text:style-name="Emphasis">Xavier Snelgrove</text:span></text:a><text:span text:style-name="Emphasis">’s excellent 2017 paper, plus a bit of context</text:span></text:h>
      </text:section>
      <text:p text:style-name="Standard"><draw:a xlink:type="simple" xlink:href="https://medium.com/@lewington?source=post_page-----df119f9a8211----------------------"><draw:frame draw:style-name="fr1" draw:name="Image1" text:anchor-type="as-char" svg:width="1.323cm" svg:height="1.323cm" draw:z-index="0"><draw:image xlink:href="https://miro.medium.com/fit/c/96/96/0*qJGEWVafgVaZjOLK" xlink:type="simple" xlink:show="embed" xlink:actuate="onLoad"/><svg:title>Louka Ewington-Pitsos</svg:title></draw:frame></draw:a></text:p>
      <text:p text:style-name="Standard"><text:a xlink:type="simple" xlink:href="https://medium.com/@lewington?source=post_page-----df119f9a8211----------------------" text:style-name="Internet_20_link" text:visited-style-name="Visited_20_Internet_20_Link">Louka Ewington-Pitsos</text:a></text:p>
      <text:p text:style-name="P1"><text:a xlink:type="simple" xlink:href="https://medium.com/@lewington/implementation-of-high-resolution-multi-scale-neural-texture-synthesis-df119f9a8211?source=post_page-----df119f9a8211----------------------" text:style-name="Internet_20_link" text:visited-style-name="Visited_20_Internet_20_Link">Nov 26, 2018</text:a> · 5 min read</text:p>
      <text:h text:style-name="Heading_20_1" text:outline-level="1"><text:bookmark text:name="8920"/>Texture Synthesis</text:h>
      <text:p text:style-name="P2"><text:bookmark text:name="5bfd"/>Texture synthesis is a <text:span text:style-name="T1">very nifty</text:span> <text:span text:style-name="T1">application for machine learning where </text:span>you take a textured image known as the <text:span text:style-name="Strong_20_Emphasis">example texture</text:span>, and use it to generate <text:span text:style-name="Strong_20_Emphasis">sample textures: </text:span>images that are visibly different but still similar texture-wise. </text:p>
      <text:p text:style-name="P2"/>
      <text:p text:style-name="P29">Personally, I think this is really cool because it allows little old me with nothing but my little old computer to create unique, aesthetically pleasing images. More importantly perhaps, texture synthesis allows us to do this at scale. A skilled artist could spend 30 minutes creating a small section of interesting texture and a good texture synthesis algorithm can transform that into a wall-spanning mural (or two, or a thousand). If you’re still not convinced think video game textures and building facades. </text:p>
      <text:p text:style-name="P10"><text:span text:style-name="T51">Anyhow, there are a number of different machine learning techniques that achieve decent texture synthesis results but what I want to talk about here is </text:span><text:span text:style-name="T53">neural texture synthesis</text:span><text:span text:style-name="T64">:</text:span><text:span text:style-name="T53"> </text:span><text:span text:style-name="T51">texture synthesis using neural networks. In particular I’m first going to try to describe the standard neural texture synthesis process in simple terms and then cover a </text:span><text:a xlink:type="simple" xlink:href="https://wxs.ca/research/multiscale-neural-synthesis/" text:style-name="Internet_20_link" text:visited-style-name="Visited_20_Internet_20_Link"><text:span text:style-name="T51">recent paper</text:span></text:a><text:span text:style-name="T51"> by a chap called Xavier Snelgrove which improves upon this process to achieve some very nice </text:span><text:span text:style-name="T6">synthesized textures</text:span><text:span text:style-name="T1">. For those interested I also coded up </text:span><text:a xlink:type="simple" xlink:href="https://github.com/Lewington-pitsos/multi-scale-texture-syn" office:target-frame-name="_blank" xlink:show="new" text:style-name="Internet_20_link" text:visited-style-name="Visited_20_Internet_20_Link"><text:span text:style-name="T1">an implementation of Snelgrove's paper</text:span></text:a><text:span text:style-name="T1"> using pytorch.</text:span></text:p>
      <text:h text:style-name="P30" text:outline-level="2">Neural Texture Synthesis</text:h>
      <text:p text:style-name="P27"><text:bookmark text:name="4d5c"/>The seminal paper on texture synthesis <text:span text:style-name="T1">with neural networks </text:span>is <text:a xlink:type="simple" xlink:href="http://papers.nips.cc/paper/5633-texture-synthesis-using-convolutional-neural-networks.pdf" office:target-frame-name="_blank" xlink:show="new" text:style-name="Internet_20_link" text:visited-style-name="Visited_20_Internet_20_Link">Texture Synthesis Using Convolutional Neural Networks</text:a>, published in 2015 <text:span text:style-name="T94">by </text:span><text:span text:style-name="T72">Gatys, et al</text:span><text:span text:style-name="T94">,</text:span> <text:span text:style-name="T47">and re-implemented by yours truly</text:span> <text:a xlink:type="simple" xlink:href="https://github.com/Lewington-pitsos/texture_syn" office:target-frame-name="_blank" xlink:show="new" text:style-name="Internet_20_link" text:visited-style-name="Visited_20_Internet_20_Link">here</text:a> <text:span text:style-name="T47">if you </text:span><text:soft-page-break/><text:span text:style-name="T47">want to look under the hood. I’m going to attempt explain the very high level concepts within this paper below, but the paper itself is a great read.</text:span></text:p>
      <text:p text:style-name="P2"/>
      <text:p text:style-name="P3">Neural Synthesis</text:p>
      <text:p text:style-name="P11">Forget about textures for a <text:span text:style-name="T95">now</text:span>. Imagine that all we want to do is create a<text:span text:style-name="T96">n original</text:span> image that is <text:span text:style-name="T127">simply</text:span> similar (but not identical to) <text:span text:style-name="T50">a given</text:span> starting <text:span text:style-name="T96">image (we’ll call this the </text:span><text:span text:style-name="T54">example image</text:span><text:span text:style-name="T96">)</text:span><text:span text:style-name="T62"> </text:span>and we had to do it using a neural network. <text:span text:style-name="T97">At a very high level one</text:span> thing <text:span text:style-name="T48">we</text:span> <text:span text:style-name="T2">might</text:span><text:span text:style-name="T5"> </text:span><text:span text:style-name="T8">try</text:span><text:span text:style-name="T5"> is start with a model that already “understands” images pretty well </text:span><text:span text:style-name="T9">(</text:span><text:span text:style-name="T5">like a high-scoring imagenet classifier </text:span><text:span text:style-name="T9">perhaps), generate a </text:span><text:span text:style-name="T26">sample image</text:span><text:span text:style-name="T9"> of random noise, and then keep making updates to that sample image until the model can’t tell the difference (or can’t tell much difference) between it and the example image. If the model really does understand images in a way similar to how humans do, the two images should now look pretty similar. </text:span></text:p>
      <text:p text:style-name="P12"><text:span text:style-name="T5">Ok, but how do we tell whether the model thinks two images are “similar” </text:span><text:span text:style-name="T23">o</text:span><text:span text:style-name="T5">r </text:span><text:span text:style-name="T23">not</text:span><text:span text:style-name="T5">? One thing we </text:span><text:span text:style-name="T2">won’t </text:span><text:span text:style-name="T5">use are the model’s classification scores. Instead what we’ll do is select some of the network’s layers, more or less at random, and whenever we feed an image into the network, we’ll record the outputs </text:span><text:span text:style-name="T7">(also known as </text:span><text:span text:style-name="Emphasis"><text:span text:style-name="T49">feature maps</text:span></text:span><text:span text:style-name="T7">) </text:span><text:span text:style-name="T5">those </text:span><text:span text:style-name="T12">particular </text:span><text:span text:style-name="T5">layers gave in response to that image. <text:s/></text:span><text:span text:style-name="T10">Together, we’ll call the set of </text:span><text:span text:style-name="T11">all</text:span><text:span text:style-name="T10"> these outputs as a </text:span><text:span text:style-name="T27">view</text:span><text:span text:style-name="T10">, and this will be our basis for judging the similarity of images we feed into the model: if two images cause the models to generate similar views, we will consider those two images similar.</text:span></text:p>
      <text:p text:style-name="P13"><text:span text:style-name="T10">S</text:span><text:span text:style-name="T5">o, </text:span><text:span text:style-name="T13">returning</text:span><text:span text:style-name="T5"> to the process </text:span><text:span text:style-name="T24">described </text:span><text:span text:style-name="T5">above, what we’ll </text:span><text:span text:style-name="T14">actually </text:span><text:span text:style-name="T5">be doing is:</text:span></text:p>
      <text:list xml:id="list9138473427842304188" text:style-name="L1">
        <text:list-item>
          <text:p text:style-name="P32"><text:span text:style-name="T32">Feeding the example image into the model and recording the resulting view, which we’ll cal the </text:span><text:span text:style-name="T30">target</text:span><text:span text:style-name="T28"> view.</text:span></text:p>
        </text:list-item>
        <text:list-item>
          <text:p text:style-name="P33">Creating a noisy sample image.</text:p>
        </text:list-item>
        <text:list-item>
          <text:p text:style-name="P32"><text:span text:style-name="T32">Feeding the sample image into the model and recording the resulting view (</text:span><text:span text:style-name="T43">taken </text:span><text:span text:style-name="T32">from exactly the same layers as before), </text:span><text:span text:style-name="T33">which we’ll call the </text:span><text:span text:style-name="T29">sample view</text:span><text:span text:style-name="T33">.</text:span></text:p>
        </text:list-item>
        <text:list-item>
          <text:p text:style-name="P35"><text:span text:style-name="T33">C</text:span><text:span text:style-name="T31">ompare the sample view to the target view, and get a </text:span><text:span text:style-name="T25">dissimilarity score</text:span><text:span text:style-name="T31"> between them.</text:span></text:p>
        </text:list-item>
        <text:list-item>
          <text:p text:style-name="P35"><text:span text:style-name="T31">Calculate the gradient of </text:span><text:span text:style-name="T45">each of </text:span><text:span text:style-name="T31">the pixels in the sample </text:span><text:span text:style-name="T44">image</text:span><text:span text:style-name="T31"> </text:span><text:span text:style-name="T34">with respect to the dissimilarity score and perform a gradient update on those pixels, leaving us with a second iteration of the sample image, which should generate a sample view that’s a little more similar to the target view.</text:span></text:p>
        </text:list-item>
        <text:list-item>
          <text:p text:style-name="P34">Repeat steps 3-5 until the dissimilarity score is low enough.</text:p>
        </text:list-item>
      </text:list>
      <text:p text:style-name="P17"><text:span text:style-name="T46">After all this </text:span><text:span text:style-name="T36">we should have what we </text:span><text:span text:style-name="T37">set out to achieve: a </text:span><text:span text:style-name="T39">sample image</text:span><text:span text:style-name="T37"> image that </text:span><text:span text:style-name="T38">looks </text:span><text:span text:style-name="T31">a lot like the example image, but </text:span><text:span text:style-name="T41">still looks</text:span><text:span text:style-name="T40"> </text:span><text:span text:style-name="T35">original</text:span><text:span text:style-name="T31"> since </text:span><text:span text:style-name="T42">we generated it from a starting point of random noise</text:span><text:span text:style-name="T31">.</text:span></text:p>
      <text:p text:style-name="P7"/>
      <text:p text:style-name="P8"/>
      <text:p text:style-name="P5"><text:soft-page-break/></text:p>
      <text:p text:style-name="P4"/>
      <text:p text:style-name="P9">Neural Texture Synthesis</text:p>
      <text:p text:style-name="P6">Ok, but what <text:span text:style-name="T98">does this have to do with texture synthesis? Well if you recall, the objective of texture synthesis is to create original images with a similar texture to the example texture. The neural synthesis process described above creates images that are similar </text:span><text:span text:style-name="T3">in general</text:span><text:span text:style-name="T98">. So essentially we’ve already solved a harder problem than the one we set out to tackle, all we need to do is repeat the exact same process but this time ignore the non-texture related information in the views when calculating dissimilarity. In theory this should allow us to generate a sample image that is the same texture-wise as the example image, but otherwise quite different.</text:span></text:p>
      <text:p text:style-name="P28">In <text:span text:style-name="T101">more concrete</text:span> terms: rather than directly comparing the target view <text:span text:style-name="T100">directly </text:span>the generated <text:span text:style-name="T100">sample views</text:span>, we extract some statistics from the target view (<text:span text:style-name="T52">target statistics</text:span><text:span text:style-name="T65">), which only capture the texture-related aspects of the example texture image*. We then extract the exact same statistics (</text:span><text:span text:style-name="T55">sample statistics</text:span><text:span text:style-name="T65">) from the sample view</text:span><text:span text:style-name="T67">s</text:span><text:span text:style-name="T65">, and </text:span><text:span text:style-name="T68">calculate the dissimilarity score on the basis of the difference between the sample statistics and target </text:span><text:span text:style-name="T69">statistics</text:span><text:span text:style-name="T68">, ignoring the views themselves entirely. </text:span><text:span text:style-name="T69">Otherwise the 6-step process described above remains exactly the same.</text:span><text:span text:style-name="T65"> </text:span><text:span text:style-name="T69">Because we are now making updates on the basis of texture-related information </text:span><text:span text:style-name="T70">alone </text:span><text:span text:style-name="T66">we should </text:span><text:span text:style-name="T71">end up with </text:span><text:span text:style-name="T66">a sample image that is similar texture-wise to the example texture, but otherwise unique. </text:span></text:p>
      <text:p text:style-name="P19"><text:span text:style-name="T66">T</text:span><text:span text:style-name="T63">hat, at least is </text:span><text:span text:style-name="T91">roughly </text:span><text:span text:style-name="T63">the process described </text:span><text:span text:style-name="T74">(in much more detail)</text:span><text:span text:style-name="T63"> </text:span><text:span text:style-name="T90">in</text:span><text:span text:style-name="T63"> </text:span><text:span text:style-name="T72">Gatys et al’</text:span><text:span text:style-name="T93">s</text:span><text:span text:style-name="T72"> </text:span><text:span text:style-name="T92">paper</text:span><text:span text:style-name="T72"> </text:span><text:span text:style-name="T63">and </text:span><text:span text:style-name="T73">using it</text:span><text:span text:style-name="T63">, they </text:span><text:span text:style-name="T72">were able to synthesize some </text:span><text:a xlink:type="simple" xlink:href="http://bethgelab.org/deeptextures/" text:style-name="Internet_20_link" text:visited-style-name="Visited_20_Internet_20_Link"><text:span text:style-name="T72">nice textures</text:span></text:a><text:span text:style-name="T72">:</text:span></text:p>
      <text:p text:style-name="P14">My implementation (which was dumbed down a little so it wouldn’t kill my poor computer) produces results in more or less the same ballpark:</text:p>
      <text:p text:style-name="P14"/>
      <text:p text:style-name="P15">*<text:span text:style-name="T128">more information about which statistics to use can be found in </text:span><text:a xlink:type="simple" xlink:href="http://papers.nips.cc/paper/5633-texture-synthesis-using-convolutional-neural-networks.pdf" office:target-frame-name="_blank" xlink:show="new" text:style-name="Internet_20_link" text:visited-style-name="Visited_20_Internet_20_Link"><text:span text:style-name="T128">Texture Synthesis Using Convolutional Neural Networks</text:span></text:a><text:span text:style-name="T128">.</text:span></text:p>
      <text:h text:style-name="P31" text:outline-level="1">Snelgrove’s <text:span text:style-name="T99">I</text:span>mprovements</text:h>
      <text:p text:style-name="P18"/>
      <text:p text:style-name="P18"><text:span text:style-name="T99">I wasn’t quite satisfied with my results though, and while scrounging the internet for ideas</text:span> <text:span text:style-name="T102">I came across a very interesting</text:span> paper by Xavier Snelgrove: <text:a xlink:type="simple" xlink:href="https://wxs.ca/research/multiscale-neural-synthesis/" office:target-frame-name="_blank" xlink:show="new" text:style-name="Internet_20_link" text:visited-style-name="Visited_20_Internet_20_Link"><text:span text:style-name="Emphasis">High-Resolution Multi-Scale Neural Texture Synthesis</text:span></text:a><text:span text:style-name="Emphasis">. </text:span><text:span text:style-name="T99">The</text:span> <text:span text:style-name="T99">central </text:span>idea in Snelgrove’s paper is: rather than passing in just the example texture, you <text:span text:style-name="T105">first </text:span>generate a slightly blurred, <text:span text:style-name="T122">slightly smaller</text:span> version of it. You then generate <text:span text:style-name="T103">a smaller, </text:span>blurred version of the <text:span text:style-name="T104">already</text:span> <text:span text:style-name="T123">smaller, alredy</text:span> blurred example texture, and so on until you have your original, non-blurry example texture, plus 4 or so <text:span text:style-name="T63">“</text:span><text:span text:style-name="T82">levels” </text:span>of blurrier and blurrier versions of it.</text:p>
      <text:p text:style-name="P18"/>
      <text:p text:style-name="P18"><text:soft-page-break/><text:span text:style-name="T106">Snelgrove</text:span> call<text:span text:style-name="T106">s</text:span> this whole <text:span text:style-name="T107">stack</text:span> a <text:span text:style-name="Strong_20_Emphasis">pyramid</text:span><text:span text:style-name="Strong_20_Emphasis"><text:span text:style-name="T63">, </text:span></text:span><text:span text:style-name="Strong_20_Emphasis"><text:span text:style-name="T75">in this case it’s the </text:span></text:span><text:span text:style-name="Strong_20_Emphasis"><text:span text:style-name="T57">example pyramid</text:span></text:span><text:span text:style-name="Strong_20_Emphasis"><text:span text:style-name="T75">.</text:span></text:span> You pass each level of the <text:span text:style-name="T110">example</text:span> pyramid through your network and generate <text:span text:style-name="T124">and record </text:span>target statistics <text:span text:style-name="T124">each time</text:span>, <text:span text:style-name="T124">resulting </text:span>in a <text:span text:style-name="T108">stack</text:span> of target statistics, <text:span text:style-name="T111">which we could call the </text:span><text:span text:style-name="T58">target </text:span><text:span text:style-name="T60">stack</text:span><text:span text:style-name="T76">.</text:span></text:p>
      <text:p text:style-name="P18"/>
      <text:p text:style-name="P24"><text:bookmark text:name="932b"/>Next, <text:span text:style-name="T112">before </text:span>processing the <text:span text:style-name="T115">(initially random noise)</text:span> <text:span text:style-name="Emphasis"><text:span text:style-name="T5">sample</text:span></text:span> <text:span text:style-name="T114">image</text:span>, you <text:span text:style-name="T109">also </text:span>make a blurred <text:span text:style-name="T56">sample pyramid </text:span>out of <text:span text:style-name="Emphasis">it </text:span><text:span text:style-name="Emphasis"><text:span text:style-name="T15">that matches the </text:span></text:span><text:span text:style-name="Emphasis"><text:span text:style-name="T18">dimensions </text:span></text:span><text:span text:style-name="Emphasis"><text:span text:style-name="T15">of the </text:span></text:span><text:span text:style-name="Emphasis"><text:span text:style-name="T17">example</text:span></text:span><text:span text:style-name="Emphasis"><text:span text:style-name="T15"> pyramid. </text:span></text:span><text:span text:style-name="Emphasis"><text:span text:style-name="T19">You then </text:span></text:span><text:span text:style-name="Emphasis"><text:span text:style-name="T20">run the </text:span></text:span><text:span text:style-name="Emphasis"><text:span text:style-name="T16">sample pyramid </text:span></text:span>through the network and generate sample statistics <text:span text:style-name="T121">for</text:span> each layer, <text:span text:style-name="T113">leaving us with a </text:span><text:span text:style-name="T59">sample </text:span><text:span text:style-name="T61">stack</text:span><text:span text:style-name="T59">. </text:span><text:span text:style-name="T77">Finally, we calculate the dissimilarity score by comparing the target and sample </text:span><text:span text:style-name="T83">stacks </text:span><text:span text:style-name="T77">(level-by-level) and perform a gradient update on the sample image </text:span><text:span text:style-name="T78">on the basis of this. </text:span><text:span text:style-name="T79">Wash, rinse, repeat and, according to Snelgrove, you’ll end up synthesizing a very high quality texture. </text:span><text:span text:style-name="T85">And it does seem like Snelgrove was on to something, below are some of the excellent results he achieved </text:span><text:span text:style-name="T86">using pyramid comparison.</text:span></text:p>
      <text:p text:style-name="P16"/>
      <text:p text:style-name="P20"><text:span text:style-name="T80">O</text:span><text:span text:style-name="T81">f course, all of this begs the question: why should this work? Why pyramids eaxctly? </text:span><text:span text:style-name="T116">Snelgrove’s idea </text:span>is that <text:span text:style-name="T117">when we compare a single sample image directly with the single example image our models have a tendency to pay too much attention to the fine details of the texture-related data and miss the</text:span> general pattern<text:span text:style-name="T118">s. By creating increasingly blurry pyramids of both images and comparing </text:span><text:span text:style-name="T4">these </text:span><text:span text:style-name="T22">instead</text:span><text:span text:style-name="T21"> we are forcing the model to notice and give more weight to the general patterns in the texture.</text:span></text:p>
      <text:p text:style-name="P21"><text:span text:style-name="T119">We can see this with out own eyes, just by looking at the example pyramid above. As the images blur</text:span>, details like the cross-hatching and pencil-stroke-width become less apparent, and more general features like the balance of light and dark become more apparent. </text:p>
      <text:p text:style-name="P22"/>
      <text:p text:style-name="P23"><text:span text:style-name="T84">Just for academic interest </text:span><text:span text:style-name="T88">and good measure </text:span><text:span text:style-name="T84">I wen</text:span><text:span text:style-name="T87">t</text:span><text:span text:style-name="T84"> ahead and </text:span><text:a xlink:type="simple" xlink:href="https://github.com/Lewington-pitsos/multi-scale-texture-syn" office:target-frame-name="_blank" xlink:show="new" text:style-name="Internet_20_link" text:visited-style-name="Visited_20_Internet_20_Link"><text:span text:style-name="T84">roughly implemented </text:span></text:a><text:a xlink:type="simple" xlink:href="https://github.com/Lewington-pitsos/multi-scale-texture-syn" office:target-frame-name="_blank" xlink:show="new" text:style-name="Internet_20_link" text:visited-style-name="Visited_20_Internet_20_Link"><text:span text:style-name="T89">Snelgrove's</text:span></text:a><text:a xlink:type="simple" xlink:href="https://github.com/Lewington-pitsos/multi-scale-texture-syn" office:target-frame-name="_blank" xlink:show="new" text:style-name="Internet_20_link" text:visited-style-name="Visited_20_Internet_20_Link"><text:span text:style-name="T84"> paper</text:span></text:a><text:span text:style-name="T80"> </text:span><text:span text:style-name="T84">in pytorch</text:span><text:span text:style-name="T80">. </text:span>Naturally my own result’s aren’t nearly so good, but <text:span text:style-name="T120">even so we can clearly see that </text:span>using his method I was able to improve <text:span text:style-name="T120">significantly</text:span> over the results I achieved with vanilla neural texture synthesis:</text:p>
      <text:p text:style-name="P23"/>
      <text:p text:style-name="P26">And that’s about <text:span text:style-name="T126">all there is to this article</text:span>. <text:span text:style-name="T125">My aim was to explain the ideas as simply as possible, but</text:span> you found my explanation confusing I thoroughly recommend reading the original papers themselves. </text:p>
      <text:h text:style-name="P31" text:outline-level="1"><text:span text:style-name="Strong_20_Emphasis"/></text:h>
      <text:p text:style-name="P18"><text:span text:style-name="Strong_20_Emphasis"/></text:p>
      <text:p text:style-name="P18"><text:span text:style-name="Strong_20_Emphasis"/></text:p>
      <text:p text:style-name="P25"><text:span text:style-name="Strong_20_Emphasis"><text:span text:style-name="T63"/></text:span></text:p>
      <text:h text:style-name="P3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35:29.385589702</meta:creation-date>
    <dc:date>2019-12-31T11:25:12.400909164</dc:date>
    <meta:editing-duration>PT4H39M2S</meta:editing-duration>
    <meta:editing-cycles>176</meta:editing-cycles>
    <meta:generator>LibreOffice/5.1.6.2$Linux_X86_64 LibreOffice_project/10m0$Build-2</meta:generator>
    <meta:document-statistic meta:table-count="0" meta:image-count="1" meta:object-count="0" meta:page-count="5" meta:paragraph-count="38" meta:word-count="1507" meta:character-count="9095" meta:non-whitespace-character-count="7624"/>
  </office:meta>
</office:document-meta>
</file>